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5968" officeooo:paragraph-rsid="000a59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 would appear that for some reason we’re computing residual errors in frequency domain. <text:s/>Maybe that’s true of our gradients too? <text:s/>It’s a strange choice not to compute the data fidelity term for spatial domain when the correctional factor is known, but now is not the time to correct it.</text:p>
      <text:p text:style-name="P1"/>
      <text:p text:style-name="P1"/>
      <text:p text:style-name="P1">I commented out the relax_AX function since it is inherited from the admm class. <text:s/>It’s a holdover from when I was inheriting from the admm_equal class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6T09:25:29.895018238</meta:creation-date>
    <dc:date>2020-09-06T09:49:58.514808269</dc:date>
    <meta:editing-duration>PT14M18S</meta:editing-duration>
    <meta:editing-cycles>1</meta:editing-cycles>
    <meta:document-statistic meta:table-count="0" meta:image-count="0" meta:object-count="0" meta:page-count="1" meta:paragraph-count="2" meta:word-count="76" meta:character-count="439" meta:non-whitespace-character-count="362"/>
    <meta:generator>LibreOffice/5.1.6.2$Linux_X86_64 LibreOffice_project/10m0$Build-2</meta:generator>
  </office:meta>
</office:document-meta>
</file>